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3 – nejlepší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 text:c="14"/>precision <text:s text:c="3"/>recall <text:s/>f1-score <text:s text:c="2"/>support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 text:c="9"/>0.0 <text:s text:c="6"/>0.86 <text:s text:c="5"/>0.93 <text:s text:c="5"/>0.89 <text:s text:c="6"/>1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9"/>1.0 <text:s text:c="6"/>0.87 <text:s text:c="5"/>0.77 <text:s text:c="5"/>0.82 <text:s text:c="7"/>6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 text:c="4"/>accuracy <text:s text:c="26"/>0.87 <text:s text:c="6"/>1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3"/>macro avg <text:s text:c="6"/>0.87 <text:s text:c="5"/>0.85 <text:s text:c="5"/>0.86 <text:s text:c="6"/>1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avg <text:s text:c="6"/>0.87 <text:s text:c="5"/>0.87 <text:s text:c="5"/>0.86 <text:s text:c="6"/>179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x_dept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t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_features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Sex_c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t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_samples_leaf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clas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_samples_split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ge_c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t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_estimators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ondTit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str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mbark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 style:data-style-name="N2" text:time-value="00:06:59.2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1T23:57:47.880000000</meta:creation-date>
    <dc:date>2025-01-22T00:07:27.112000000</dc:date>
    <meta:editing-duration>PT8M21S</meta:editing-duration>
    <meta:editing-cycles>4</meta:editing-cycles>
    <meta:generator>LibreOffice/7.5.4.2$Windows_X86_64 LibreOffice_project/36ccfdc35048b057fd9854c757a8b67ec53977b6</meta:generator>
    <meta:document-statistic meta:table-count="1" meta:cell-count="51" meta:object-count="0"/>
    <meta:user-defined meta:name="qrichtext">1</meta:user-defined>
  </office:meta>
</office:document-meta>
</file>